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s)</text:p>
          </table:table-cell>
          <table:table-cell table:number-columns-repeated="22" office:value-type="string" calcext:value-type="string">
            <text:p>(m/s)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.00</text:p>
          </table:table-cell>
          <table:table-cell table:number-columns-repeated="11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10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9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.0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.0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5:35:27.431910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13:58.960311274</meta:creation-date>
    <dc:date>2021-01-28T17:38:25.340234359</dc:date>
    <meta:editing-duration>PT56M20S</meta:editing-duration>
    <meta:editing-cycles>8</meta:editing-cycles>
    <meta:generator>LibreOffice/6.1.5.2$Linux_X86_64 LibreOffice_project/10$Build-2</meta:generator>
    <meta:document-statistic meta:table-count="1" meta:cell-count="782" meta:object-count="0"/>
  </office:meta>
</office:document-meta>
</file>